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break-before="page"/>
    </style:style>
    <style:style style:name="P4" style:family="paragraph" style:parent-style-name="Standard" style:master-page-name="Standard">
      <style:paragraph-properties fo:margin-top="0in" fo:margin-bottom="0in" loext:contextual-spacing="false" fo:text-align="center" style:justify-single-word="false" style:page-number="1"/>
    </style:style>
    <style:style style:name="P5" style:family="paragraph" style:parent-style-name="Standard" style:list-style-name="WWNum1">
      <style:paragraph-properties fo:margin-left="0.5in" fo:margin-right="0in" fo:margin-top="0in" fo:margin-bottom="0in" loext:contextual-spacing="true" fo:text-indent="-0.25in" style:auto-text-indent="false"/>
    </style:style>
    <style:style style:name="P6" style:family="paragraph" style:parent-style-name="Standard" style:list-style-name="WWNum3">
      <style:paragraph-properties fo:margin-left="0.5in" fo:margin-right="0in" fo:margin-top="0in" fo:margin-bottom="0in" loext:contextual-spacing="true" fo:text-indent="-0.25in" style:auto-text-indent="false"/>
    </style:style>
    <style:style style:name="P7" style:family="paragraph" style:parent-style-name="Standard" style:list-style-name="WWNum2">
      <style:paragraph-properties fo:margin-left="0.5in" fo:margin-right="0in" fo:margin-top="0in" fo:margin-bottom="0in" loext:contextual-spacing="true" fo:text-indent="-0.25in" style:auto-text-indent="false"/>
    </style:style>
    <style:style style:name="T1" style:family="text">
      <style:text-properties fo:font-size="20pt" style:font-size-asian="20pt" style:font-size-complex="20pt"/>
    </style:style>
    <style:style style:name="T2" style:family="text">
      <style:text-properties style:text-underline-style="none"/>
    </style:style>
    <style:style style:name="T3"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Mission statement</text:span></text:p>
      <text:p text:style-name="P1"><text:s/></text:p>
      <text:p text:style-name="P2">Motivation</text:p>
      <text:p text:style-name="P1">The NS has received a bad reputation over the years and wants to improve the way that people look at the company.</text:p>
      <text:p text:style-name="P1">A lot of people give the NS a bad name because these people have had a few bad experiences with travelling by train, even though the system is not bad and some incidents are beyond the control of the NS.</text:p>
      <text:p text:style-name="P1">By creating this app, the people can give feedback of their train ride which may improve the quality of the service and strengthen the bond between the company and its customers.</text:p>
      <text:p text:style-name="P1">The prototype app should allow a first test in how far this app is practical in usage.</text:p>
      <text:p text:style-name="P1"><text:s/></text:p>
      <text:p text:style-name="P2">Type of system</text:p>
      <text:p text:style-name="P1">The system will consist of an app interface and a connection to a database, in which the feedback will be stored, which can be seen and used by the NS.</text:p>
      <text:p text:style-name="P2"><text:s/></text:p>
      <text:p text:style-name="P2">Goal of the system</text:p>
      <text:p text:style-name="P1">Prototype builds a system which allow to give the feedback, so that the testing team can find out how useful the app is and if the outcome of the app confirms the goal of the real app.</text:p>
      <text:p text:style-name="P2"><text:s/></text:p>
      <text:p text:style-name="P2">Exclusions</text:p>
      <text:p text:style-name="P1"><text:s/>Only the staff of the MR research and the NS Passenger Service will be able to read these messages and won’t be passed on to the service staff.</text:p>
      <text:p text:style-name="P1"/>
      <text:p text:style-name="P1"/>
      <text:p text:style-name="P2">Approach</text:p>
      <text:p text:style-name="P1"><text:s/></text:p>
      <text:p text:style-name="P1">Build categories where users can give grades and comments if they want, maybe add pictures.</text:p>
      <text:p text:style-name="P1">F. ex. Categories:</text:p>
      <text:list xml:id="list3982909537372689094" text:style-name="WWNum1">
        <text:list-item>
          <text:p text:style-name="P5">Travel information (delays,...)</text:p>
        </text:list-item>
        <text:list-item>
          <text:p text:style-name="P5">Cleanliness</text:p>
        </text:list-item>
        <text:list-item>
          <text:p text:style-name="P5">availability of seats</text:p>
        </text:list-item>
        <text:list-item>
          <text:p text:style-name="P5"><text:soft-page-break/>the conductor</text:p>
        </text:list-item>
      </text:list>
      <text:p text:style-name="P1">Grade is mandatory, comment is not. </text:p>
      <text:p text:style-name="P1"/>
      <text:p text:style-name="P1"/>
      <text:p text:style-name="P1"/>
      <text:p text:style-name="P1"/>
      <text:p text:style-name="Standard"/>
      <text:p text:style-name="P3"/>
      <text:p text:style-name="P1">Questions:</text:p>
      <text:list xml:id="list1287796855639070481" text:style-name="WWNum3">
        <text:list-item>
          <text:p text:style-name="P6">Is there another category where people could complain / give feedback about except, Travel information / cleanliness / availability of seats / the conductor?</text:p>
        </text:list-item>
        <text:list-item>
          <text:p text:style-name="P6">Which further requirement/functionalities do you think that the app should fulfill?</text:p>
        </text:list-item>
        <text:list-item>
          <text:p text:style-name="P6">Are there still plans to realize such an app?</text:p>
        </text:list-item>
      </text:list>
      <text:p text:style-name="P1"/>
      <text:list xml:id="list32031938731305" text:continue-numbering="true" text:style-name="WWNum3">
        <text:list-item>
          <text:p text:style-name="P6">Would it be useful -&gt; machine learning order the content of the feedback (to see how many people do the same feedback):<text:line-break/>We want people to like the app.</text:p>
        </text:list-item>
        <text:list-item>
          <text:p text:style-name="P6">Free wifi: current train trip -&gt; then fulfill the form.<text:line-break/>Normally not useful, Want wifi not pushing more buttons, and wifi beginning of travel and not also fulfilling a form</text:p>
        </text:list-item>
        <text:list-item>
          <text:p text:style-name="P6">Picture? -&gt; <text:line-break/>Different ways, yes, but not sure if it is the </text:p>
        </text:list-item>
        <text:list-item>
          <text:p text:style-name="P6">Login or Anonymous<text:line-break/>People behaviour is hard to predict could be tested during first phase, maybe both? Option would be good...</text:p>
        </text:list-item>
        <text:list-item>
          <text:p text:style-name="P6">Comments or grades more important?<text:line-break/>Both are really important</text:p>
        </text:list-item>
        <text:list-item>
          <text:p text:style-name="P6">Encryption?<text:line-break/>Somehow, maybe (privacy,..)</text:p>
        </text:list-item>
        <text:list-item>
          <text:p text:style-name="P6">Important to know if it comes from the same person?<text:line-break/>Yes maybe ban people who are misusing the app</text:p>
        </text:list-item>
        <text:list-item>
          <text:p text:style-name="P6">How is it classified, look for words (analysis) repetition of words? Search words?Filter on the comments? Ordered it per train?<text:line-break/>Yes that is useful.</text:p>
        </text:list-item>
        <text:list-item>
          <text:p text:style-name="P6">Write/ Location of train predefined<text:line-break/>Yes, because they will probably not have the time to write on which train they are</text:p>
        </text:list-item>
        <text:list-item>
          <text:p text:style-name="P6">How make people take the survey?<text:line-break/>Only marks, depending on questions,.. Sth connecting, irritated after a journey,.. We want to improve communication, link, also passengers can say I liked that and that. </text:p>
        </text:list-item>
        <text:list-item>
          <text:p text:style-name="P6">How long do you want to store the comments?<text:line-break/>I will have to decide that later, just as long as I want.</text:p>
        </text:list-item>
        <text:list-item>
          <text:p text:style-name="P6">Possibility to reply to the comment?<text:line-break/>Yes, that makes the passenger feeling good strengthen the reliance / connection?</text:p>
        </text:list-item>
        <text:list-item>
          <text:p text:style-name="P6">Publish feedback? Social networking?</text:p>
        </text:list-item>
        <text:list-item>
          <text:p text:style-name="P6">Purpose is to help us plus make connection. We don’t want to make the situation worse,..</text:p>
        </text:list-item>
        <text:list-item>
          <text:p text:style-name="P6">Should cursing and swearing be censored from the questions itself?<text:line-break/>I think that the readers of the apps should be able to handle it, but it is not nice</text:p>
        </text:list-item>
        <text:list-item>
          <text:p text:style-name="P6">Is the demographic background important with the feedback(age, gender)?<text:line-break/>Yes, this could give a good explanation and background on why the feedback is written in such a way and thus gives us info on how to read the feedback.</text:p>
        </text:list-item>
      </text:list>
      <text:p text:style-name="P1"/>
      <text:p text:style-name="P1"/>
      <text:p text:style-name="P1"/>
      <text:p text:style-name="P1"/>
      <text:p text:style-name="P1"><text:soft-page-break/>Requirements:</text:p>
      <text:list xml:id="list7970535804725054828" text:style-name="WWNum2">
        <text:list-item>
          <text:p text:style-name="P7">As NS I actually want to improve the reputation/image of NS by that app.</text:p>
        </text:list-item>
        <text:list-item>
          <text:p text:style-name="P7">As NS I want that the people like the app and use it.</text:p>
        </text:list-item>
        <text:list-item>
          <text:p text:style-name="P7">As NS service staff I want to have the passengers feedback to improve the service.</text:p>
        </text:list-item>
        <text:list-item>
          <text:p text:style-name="P7">As a passenger, I want to be able to choose a category which I will give a grade to and in addition to have the option to give a comment <text:line-break/><text:span text:style-name="T3">- A grade and a comment - pass<text:line-break/>- A grade without comment - pass<text:line-break/>- A comment without grade - fail<text:line-break/>- Grade not between 1-10 - fail</text:span></text:p>
        </text:list-item>
        <text:list-item>
          <text:p text:style-name="P7">As a passenger I want to be able to choose/specify the train/line I am sitting in.</text:p>
        </text:list-item>
        <text:list-item>
          <text:p text:style-name="P7">As passenger I want to be able to add a picture or a video to my comment<text:line-break/><text:span text:style-name="T3">-A grade with a picture- pass<text:line-break/>-A picture without a comment - fail<text:line-break/>-A grade without a picture - pass</text:span></text:p>
        </text:list-item>
        <text:list-item>
          <text:p text:style-name="P7">As NS I want to know the demographical / more data, age, sexe,...such that I have more data to improve the system, so I want to collect data from which I can improve things to improve the reputation of NS.</text:p>
        </text:list-item>
        <text:list-item>
          <text:p text:style-name="P7">As NS I don’t want to make social networking out of this (not publishing it)<text:line-break/><text:span text:style-name="T3">- An app with a share button - fail<text:line-break/>-An app without a share button - pass</text:span></text:p>
        </text:list-item>
        <text:list-item>
          <text:p text:style-name="P7">A lot of passengers should be able to use the app at the same time.</text:p>
        </text:list-item>
        <text:list-item>
          <text:p text:style-name="P7">As NS I want to have the possibility to ban people if there are repeatedly misusing the app in writing useless and inappropriate comments</text:p>
        </text:list-item>
        <text:list-item>
          <text:p text:style-name="P7">As a passenger I want to have the option to repeat older comments to stress that they were still not fixed.</text:p>
        </text:list-item>
        <text:list-item>
          <text:p text:style-name="P7">As a passenger I want the NS to actually be able to do something with my feedback</text:p>
        </text:list-item>
        <text:list-item>
          <text:p text:style-name="P7">As a passenger I want to have no difficulties in understanding the app, and knowing where I can submit the grades</text:p>
        </text:list-item>
        <text:list-item>
          <text:p text:style-name="P7">As NS I want to decide how long the data is stored.</text:p>
        </text:list-item>
        <text:list-item>
          <text:p text:style-name="P7">As passenger i want to have the option to be anonymous and not anonymo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1" meta:word-count="1013" meta:character-count="5308" meta:non-whitespace-character-count="4378"/>
    <meta:generator>LibreOfficeDev/5.1.0.3$Linux_X86_64 LibreOffice_project/</meta:generator>
  </office:meta>
</office:document-meta>
</file>